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" style:family="paragraph" style:parent-style-name="Text_20_body" style:list-style-name="L2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Text_20_body" style:list-style-name="L3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 style:list-style-name="L4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Text_20_body" style:list-style-name="L5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6" style:family="paragraph" style:parent-style-name="Text_20_body" style:list-style-name="L6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7" style:family="paragraph" style:parent-style-name="Text_20_body" style:list-style-name="L7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8" style:family="paragraph" style:parent-style-name="Text_20_body" style:list-style-name="L8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9" style:family="paragraph" style:parent-style-name="Text_20_body" style:list-style-name="L9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0" style:family="paragraph" style:parent-style-name="Text_20_body" style:list-style-name="L10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1" style:family="paragraph" style:parent-style-name="Text_20_body" style:list-style-name="L11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2" style:family="paragraph" style:parent-style-name="Text_20_body" style:list-style-name="L12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3" style:family="paragraph" style:parent-style-name="Text_20_body" style:list-style-name="L13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4" style:family="paragraph" style:parent-style-name="Text_20_body" style:list-style-name="L14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5" style:family="paragraph" style:parent-style-name="Text_20_body" style:list-style-name="L15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6" style:family="paragraph" style:parent-style-name="Text_20_body" style:list-style-name="L16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7" style:family="paragraph" style:parent-style-name="Text_20_body" style:list-style-name="L17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8" style:family="paragraph" style:parent-style-name="Text_20_body" style:list-style-name="L18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9" style:family="paragraph" style:parent-style-name="Text_20_body" style:list-style-name="L19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0" style:family="paragraph" style:parent-style-name="Text_20_body" style:list-style-name="L20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1" style:family="paragraph" style:parent-style-name="Text_20_body" style:list-style-name="L21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2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3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4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5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6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7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8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9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0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1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2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3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4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5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6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7" style:family="paragraph" style:parent-style-name="Text_20_body" style:list-style-name="L16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8" style:family="paragraph" style:parent-style-name="Text_20_body" style:list-style-name="L17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9" style:family="paragraph" style:parent-style-name="Text_20_body" style:list-style-name="L18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0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1" style:family="paragraph" style:parent-style-name="Text_20_body" style:list-style-name="L20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2" style:family="paragraph" style:parent-style-name="Text_20_body" style:list-style-name="L21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3" style:family="paragraph" style:parent-style-name="Text_20_body" style:list-style-name="L3">
      <style:paragraph-properties fo:margin-left="0.052in" fo:margin-right="0in" fo:margin-top="0in" fo:margin-bottom="0in" loext:contextual-spacing="false" fo:text-align="end" style:justify-single-word="false" fo:orphans="2" fo:widows="2" fo:text-indent="0in" style:auto-text-indent="false" fo:padding="0in" fo:border="none"/>
    </style:style>
    <style:style style:name="P44" style:family="paragraph" style:parent-style-name="Text_20_body" style:list-style-name="L6">
      <style:paragraph-properties fo:margin-left="0.052in" fo:margin-right="0in" fo:margin-top="0in" fo:margin-bottom="0in" loext:contextual-spacing="false" fo:text-align="end" style:justify-single-word="false" fo:orphans="2" fo:widows="2" fo:text-indent="0in" style:auto-text-indent="false" fo:padding="0in" fo:border="none"/>
    </style:style>
    <style:style style:name="P45" style:family="paragraph" style:parent-style-name="Text_20_body" style:list-style-name="L11">
      <style:paragraph-properties fo:margin-left="0.052in" fo:margin-right="0in" fo:margin-top="0in" fo:margin-bottom="0in" loext:contextual-spacing="false" fo:text-align="end" style:justify-single-word="false" fo:orphans="2" fo:widows="2" fo:text-indent="0in" style:auto-text-indent="false" fo:padding="0in" fo:border="none"/>
    </style:style>
    <style:style style:name="P46" style:family="paragraph" style:parent-style-name="Text_20_body" style:list-style-name="L14">
      <style:paragraph-properties fo:margin-left="0.052in" fo:margin-right="0in" fo:margin-top="0in" fo:margin-bottom="0in" loext:contextual-spacing="false" fo:text-align="end" style:justify-single-word="false" fo:orphans="2" fo:widows="2" fo:text-indent="0in" style:auto-text-indent="false" fo:padding="0in" fo:border="none"/>
    </style:style>
    <style:style style:name="P47" style:family="paragraph" style:parent-style-name="Text_20_body" style:list-style-name="L17">
      <style:paragraph-properties fo:margin-left="0.052in" fo:margin-right="0in" fo:margin-top="0in" fo:margin-bottom="0in" loext:contextual-spacing="false" fo:text-align="end" style:justify-single-word="false" fo:orphans="2" fo:widows="2" fo:text-indent="0in" style:auto-text-indent="false" fo:padding="0in" fo:border="none"/>
    </style:style>
    <style:style style:name="P48" style:family="paragraph" style:parent-style-name="Text_20_body">
      <style:paragraph-properties fo:margin-left="0.052in" fo:margin-right="0in" fo:margin-top="0in" fo:margin-bottom="0in" loext:contextual-spacing="false" fo:text-align="end" style:justify-single-word="false" fo:orphans="2" fo:widows="2" fo:text-indent="0in" style:auto-text-indent="false"/>
    </style:style>
    <style:style style:name="P49" style:family="paragraph" style:parent-style-name="Heading_20_4">
      <style:text-properties fo:font-variant="normal" fo:text-transform="none" fo:color="#000000" style:font-name="Arial" fo:font-size="12pt" fo:letter-spacing="normal" fo:font-style="normal"/>
    </style:style>
    <style:style style:name="P50" style:family="paragraph" style:parent-style-name="Heading_20_4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/>
    </style:style>
    <style:style style:name="T1" style:family="text">
      <style:text-properties fo:font-variant="small-caps" fo:color="#000000" style:font-name="Arial" fo:font-size="12pt" fo:letter-spacing="normal" fo:font-style="normal" fo:font-weight="normal"/>
    </style:style>
    <style:style style:name="T2" style:family="text">
      <style:text-properties fo:font-variant="small-caps" fo:color="#000000" style:font-name="Arial" fo:letter-spacing="normal" fo:font-style="normal" fo:font-weight="normal" loext:padding="0in" loext:border="none"/>
    </style:style>
    <style:style style:name="T3" style:family="text">
      <style:text-properties fo:font-variant="small-caps" fo:color="#990000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4">I FEAR THEE NOT.</text:h>
      <text:list xml:id="list4169108574246909313" text:style-name="L1">
        <text:list-item>
          <text:p text:style-name="P22">Why should I kneel into the dust</text:p>
        </text:list-item>
        <text:list-item>
          <text:p text:style-name="P22">Before my Maker grand,</text:p>
        </text:list-item>
        <text:list-item>
          <text:p text:style-name="P22">Expressing doubt that he is just,</text:p>
        </text:list-item>
        <text:list-item>
          <text:p text:style-name="P22">Why stay his guiding hand?</text:p>
        </text:list-item>
        <text:list-item>
          <text:p text:style-name="P22">Why should I cower 'neath his throne,</text:p>
        </text:list-item>
        <text:list-item>
          <text:p text:style-name="P22">Why pray to him on high,</text:p>
        </text:list-item>
        <text:list-item>
          <text:p text:style-name="P22">And why in misery should I moan,</text:p>
        </text:list-item>
        <text:list-item>
          <text:p text:style-name="P1">And in despair why cry?</text:p>
        </text:list-item>
      </text:list>
      <text:list xml:id="list2598513053005818278" text:style-name="L2">
        <text:list-item>
          <text:p text:style-name="P23">Why call him good, why call him grand?</text:p>
        </text:list-item>
        <text:list-item>
          <text:p text:style-name="P23">Why should I God adore?</text:p>
        </text:list-item>
        <text:list-item>
          <text:p text:style-name="P23">Why penance do, with folded hand,</text:p>
        </text:list-item>
        <text:list-item>
          <text:p text:style-name="P23">By flatt'ry him implore?</text:p>
        </text:list-item>
        <text:list-item>
          <text:p text:style-name="P23">Why should I beg in accents loud</text:p>
        </text:list-item>
        <text:list-item>
          <text:p text:style-name="P23">This human soul to spare?</text:p>
        </text:list-item>
        <text:list-item>
          <text:p text:style-name="P23">Why beg of him withhold the shroud,</text:p>
        </text:list-item>
        <text:list-item>
          <text:p text:style-name="P2">Till I his kingdom share?</text:p>
        </text:list-item>
      </text:list>
      <text:list xml:id="list6217636199773934177" text:style-name="L3">
        <text:list-item>
          <text:p text:style-name="P24">Did God but make the human form</text:p>
        </text:list-item>
        <text:list-item>
          <text:p text:style-name="P24">To praise forever him?</text:p>
        </text:list-item>
        <text:list-item>
          <text:p text:style-name="P24">Was but for this the human born,</text:p>
        </text:list-item>
        <text:list-item>
          <text:p text:style-name="P24">To follow out a whim?</text:p>
        </text:list-item>
        <text:list-item>
          <text:p text:style-name="P43"><text:bookmark text:name="VAA9482-010"/><text:span text:style-name="T1">page: 2</text:span><text:bookmark text:name="view-VAA9482-010"/><text:a xlink:type="simple" xlink:href="javascript:showPageImage('inauthors',%20'VAA9482-010');" text:style-name="Internet_20_link" text:visited-style-name="Visited_20_Internet_20_Link"><text:span text:style-name="T3">[View Page 2]</text:span></text:a></text:p>
        </text:list-item>
        <text:list-item>
          <text:p text:style-name="P24">Did we receive a God-like form,</text:p>
        </text:list-item>
        <text:list-item>
          <text:p text:style-name="P24">A soul in fetters bound,</text:p>
        </text:list-item>
        <text:list-item>
          <text:p text:style-name="P24">Does ne'er awake a golden morn,</text:p>
        </text:list-item>
        <text:list-item>
          <text:p text:style-name="P3">But must his glory sound?</text:p>
        </text:list-item>
      </text:list>
      <text:list xml:id="list8906343591135359773" text:style-name="L4">
        <text:list-item>
          <text:p text:style-name="P25">Did God exclaim, "0 call me great,</text:p>
        </text:list-item>
        <text:list-item>
          <text:p text:style-name="P25">My power thou must feel,</text:p>
        </text:list-item>
        <text:list-item>
          <text:p text:style-name="P25">I love to see what I create,</text:p>
        </text:list-item>
        <text:list-item>
          <text:p text:style-name="P25">As slaves before me kneel?"</text:p>
        </text:list-item>
        <text:list-item>
          <text:p text:style-name="P25">Must I, for what I asked him not,</text:p>
        </text:list-item>
        <text:list-item>
          <text:p text:style-name="P25">Forever go in chains?</text:p>
        </text:list-item>
        <text:list-item>
          <text:p text:style-name="P25">Is this my only earthly lot,</text:p>
        </text:list-item>
        <text:list-item>
          <text:p text:style-name="P4">Is this what life contains?</text:p>
        </text:list-item>
      </text:list>
      <text:list xml:id="list2959600634109256281" text:style-name="L5">
        <text:list-item>
          <text:p text:style-name="P26">I fear thee not, I look thee straight</text:p>
        </text:list-item>
        <text:list-item>
          <text:p text:style-name="P26">In thy all-seeing eye,</text:p>
        </text:list-item>
        <text:list-item>
          <text:p text:style-name="P26">And kneel I not before thy state,</text:p>
        </text:list-item>
        <text:list-item>
          <text:p text:style-name="P26">Yet hear I thy reply:</text:p>
        </text:list-item>
        <text:list-item>
          <text:p text:style-name="P26"><text:soft-page-break/>"A being that but human ranks,</text:p>
        </text:list-item>
        <text:list-item>
          <text:p text:style-name="P26">With noble soul endowed,</text:p>
        </text:list-item>
        <text:list-item>
          <text:p text:style-name="P26">Asks no reward, nor praise, nor thanks</text:p>
        </text:list-item>
        <text:list-item>
          <text:p text:style-name="P5">For favors once allowed.</text:p>
        </text:list-item>
      </text:list>
      <text:list xml:id="list326836579409675115" text:style-name="L6">
        <text:list-item>
          <text:p text:style-name="P27">"Wouldst thou the omnipotence think</text:p>
        </text:list-item>
        <text:list-item>
          <text:p text:style-name="P27">'Yet less than human be?</text:p>
        </text:list-item>
        <text:list-item>
          <text:p text:style-name="P27">Expect divinity not to shrink</text:p>
        </text:list-item>
        <text:list-item>
          <text:p text:style-name="P27">From loathsome flattery?</text:p>
        </text:list-item>
        <text:list-item>
          <text:p text:style-name="P44"><text:bookmark text:name="VAA9482-011"/><text:span text:style-name="T1">page: 3</text:span><text:bookmark text:name="view-VAA9482-011"/><text:a xlink:type="simple" xlink:href="javascript:showPageImage('inauthors',%20'VAA9482-011');" text:style-name="Internet_20_link" text:visited-style-name="Visited_20_Internet_20_Link"><text:span text:style-name="T3">[View Page 3]</text:span></text:a></text:p>
        </text:list-item>
        <text:list-item>
          <text:p text:style-name="P27">Thy form I let an image be</text:p>
        </text:list-item>
        <text:list-item>
          <text:p text:style-name="P27">Of nothing less than mine,</text:p>
        </text:list-item>
        <text:list-item>
          <text:p text:style-name="P27">Thy soul has constant liberty,</text:p>
        </text:list-item>
        <text:list-item>
          <text:p text:style-name="P6">Shall ne'er in bonds repine.</text:p>
        </text:list-item>
      </text:list>
      <text:list xml:id="list2703636376596117669" text:style-name="L7">
        <text:list-item>
          <text:p text:style-name="P28">"Not ask I thee to be my slave,</text:p>
        </text:list-item>
        <text:list-item>
          <text:p text:style-name="P28">Nor for thy life atone,</text:p>
        </text:list-item>
        <text:list-item>
          <text:p text:style-name="P28">You asked not me for what I gave,</text:p>
        </text:list-item>
        <text:list-item>
          <text:p text:style-name="P28">My will it was alone;</text:p>
        </text:list-item>
        <text:list-item>
          <text:p text:style-name="P28">Arise from off thy bended knee,</text:p>
        </text:list-item>
        <text:list-item>
          <text:p text:style-name="P28">Cast off thy shackles bold,</text:p>
        </text:list-item>
        <text:list-item>
          <text:p text:style-name="P28">Look ever fearless up to me,</text:p>
        </text:list-item>
        <text:list-item>
          <text:p text:style-name="P7">My wishes now behold--</text:p>
        </text:list-item>
      </text:list>
      <text:list xml:id="list2457393681083597708" text:style-name="L8">
        <text:list-item>
          <text:p text:style-name="P29">"No idle words of praise are they,</text:p>
        </text:list-item>
        <text:list-item>
          <text:p text:style-name="P29">No homage do I ask,</text:p>
        </text:list-item>
        <text:list-item>
          <text:p text:style-name="P29">The laws of nature but obey,</text:p>
        </text:list-item>
        <text:list-item>
          <text:p text:style-name="P29">And thou hast done thy task.</text:p>
        </text:list-item>
        <text:list-item>
          <text:p text:style-name="P29">By nature are my wishes taught,</text:p>
        </text:list-item>
        <text:list-item>
          <text:p text:style-name="P29">These, man, O, study well,</text:p>
        </text:list-item>
        <text:list-item>
          <text:p text:style-name="P29">Then with thy Maker will thy thoughts,</text:p>
        </text:list-item>
        <text:list-item>
          <text:p text:style-name="P8">Thy soul, in favor dwell."</text:p>
        </text:list-item>
      </text:list>
      <text:p text:style-name="P48"><text:bookmark text:name="VAA9482-012"/><text:span text:style-name="T2">page: 4</text:span><text:bookmark text:name="view-VAA9482-012"/><text:a xlink:type="simple" xlink:href="javascript:showPageImage('inauthors',%20'VAA9482-012');" text:style-name="Internet_20_link" text:visited-style-name="Visited_20_Internet_20_Link"><text:span text:style-name="T3">[View Page 4]</text:span></text:a></text:p>
      <text:h text:style-name="P50" text:outline-level="4">THE POET'S LONGING.</text:h>
      <text:list xml:id="list1512300427136886384" text:style-name="L9">
        <text:list-item>
          <text:p text:style-name="P30">When a poet has arisen</text:p>
        </text:list-item>
        <text:list-item>
          <text:p text:style-name="P30">From oppressive mental night,</text:p>
        </text:list-item>
        <text:list-item>
          <text:p text:style-name="P30">When his shackles he has broken,</text:p>
        </text:list-item>
        <text:list-item>
          <text:p text:style-name="P30">By his genius seeking light,</text:p>
        </text:list-item>
        <text:list-item>
          <text:p text:style-name="P30">Virgin worlds has he created</text:p>
        </text:list-item>
        <text:list-item>
          <text:p text:style-name="P30">Undefiled by vulgar hand,</text:p>
        </text:list-item>
        <text:list-item>
          <text:p text:style-name="P30">But by him alone explored,</text:p>
        </text:list-item>
        <text:list-item>
          <text:p text:style-name="P9">Monarch of a fairy land.</text:p>
        </text:list-item>
      </text:list>
      <text:list xml:id="list4627247249890943906" text:style-name="L10">
        <text:list-item>
          <text:p text:style-name="P31"><text:soft-page-break/>On a throne of airy splendor</text:p>
        </text:list-item>
        <text:list-item>
          <text:p text:style-name="P31">Soaring in a realm of light,</text:p>
        </text:list-item>
        <text:list-item>
          <text:p text:style-name="P31">By the muses all surrounded,</text:p>
        </text:list-item>
        <text:list-item>
          <text:p text:style-name="P31">He proclaims his royal right,</text:p>
        </text:list-item>
        <text:list-item>
          <text:p text:style-name="P31">And the worlds by him created</text:p>
        </text:list-item>
        <text:list-item>
          <text:p text:style-name="P31">Pass his eye in grand tourney;</text:p>
        </text:list-item>
        <text:list-item>
          <text:p text:style-name="P31">Rapt in awe, in admiration,</text:p>
        </text:list-item>
        <text:list-item>
          <text:p text:style-name="P10">Hours, days and ages flee.</text:p>
        </text:list-item>
      </text:list>
      <text:list xml:id="list4964723396510372901" text:style-name="L11">
        <text:list-item>
          <text:p text:style-name="P32">And with lofty inspiration</text:p>
        </text:list-item>
        <text:list-item>
          <text:p text:style-name="P32">Is imbued his yearning mind;</text:p>
        </text:list-item>
        <text:list-item>
          <text:p text:style-name="P32">Then refreshed at this fountain</text:p>
        </text:list-item>
        <text:list-item>
          <text:p text:style-name="P32">He returns to human kind;</text:p>
        </text:list-item>
        <text:list-item>
          <text:p text:style-name="P45"><text:bookmark text:name="VAA9482-013"/><text:span text:style-name="T1">page: 5</text:span><text:bookmark text:name="view-VAA9482-013"/><text:a xlink:type="simple" xlink:href="javascript:showPageImage('inauthors',%20'VAA9482-013');" text:style-name="Internet_20_link" text:visited-style-name="Visited_20_Internet_20_Link"><text:span text:style-name="T3">[View Page 5]</text:span></text:a></text:p>
        </text:list-item>
        <text:list-item>
          <text:p text:style-name="P32">Then extolling freedom's blessings,</text:p>
        </text:list-item>
        <text:list-item>
          <text:p text:style-name="P32">Bounteous nature, love supreme,</text:p>
        </text:list-item>
        <text:list-item>
          <text:p text:style-name="P32">To inspire his fellow-mortal</text:p>
        </text:list-item>
        <text:list-item>
          <text:p text:style-name="P11">With his ideal, is his dream.</text:p>
        </text:list-item>
      </text:list>
      <text:list xml:id="list7056097038296657879" text:style-name="L12">
        <text:list-item>
          <text:p text:style-name="P33">But in vain his voice is pleading</text:p>
        </text:list-item>
        <text:list-item>
          <text:p text:style-name="P33">In a cheerless, barren land,</text:p>
        </text:list-item>
        <text:list-item>
          <text:p text:style-name="P33">No responsive echo waking</text:p>
        </text:list-item>
        <text:list-item>
          <text:p text:style-name="P33">Forth no blossom brings the sand,</text:p>
        </text:list-item>
        <text:list-item>
          <text:p text:style-name="P33">And the cliffs, so cold, so cragged,</text:p>
        </text:list-item>
        <text:list-item>
          <text:p text:style-name="P33">Never warming in the sun,</text:p>
        </text:list-item>
        <text:list-item>
          <text:p text:style-name="P33">Uninviting, dark and dreary,</text:p>
        </text:list-item>
        <text:list-item>
          <text:p text:style-name="P12">Cruelly spurn the wand'rer on</text:p>
        </text:list-item>
      </text:list>
      <text:list xml:id="list6767614940651060694" text:style-name="L13">
        <text:list-item>
          <text:p text:style-name="P34">In despair the desert fleeing,</text:p>
        </text:list-item>
        <text:list-item>
          <text:p text:style-name="P34">Sore at heart, in wild unrest;</text:p>
        </text:list-item>
        <text:list-item>
          <text:p text:style-name="P34">Not a friend to list his longing</text:p>
        </text:list-item>
        <text:list-item>
          <text:p text:style-name="P34">Bids him linger, be his guest;</text:p>
        </text:list-item>
        <text:list-item>
          <text:p text:style-name="P34">Hope alone his spirit guiding,</text:p>
        </text:list-item>
        <text:list-item>
          <text:p text:style-name="P34">That the seed that he has sown</text:p>
        </text:list-item>
        <text:list-item>
          <text:p text:style-name="P34">Will, beyond his grave resounding,</text:p>
        </text:list-item>
        <text:list-item>
          <text:p text:style-name="P13">Plead his cause in magic tone;</text:p>
        </text:list-item>
      </text:list>
      <text:list xml:id="list5152723644115070956" text:style-name="L14">
        <text:list-item>
          <text:p text:style-name="P35">That when 'neath the sward imbeded</text:p>
        </text:list-item>
        <text:list-item>
          <text:p text:style-name="P35">Rests his heart from longing free,</text:p>
        </text:list-item>
        <text:list-item>
          <text:p text:style-name="P35">Then his songs will soul-inspiring</text:p>
        </text:list-item>
        <text:list-item>
          <text:p text:style-name="P35">Hearts attune in sympathy;</text:p>
        </text:list-item>
        <text:list-item>
          <text:p text:style-name="P46"><text:bookmark text:name="VAA9482-014"/><text:span text:style-name="T1">page: 6</text:span><text:bookmark text:name="view-VAA9482-014"/><text:a xlink:type="simple" xlink:href="javascript:showPageImage('inauthors',%20'VAA9482-014');" text:style-name="Internet_20_link" text:visited-style-name="Visited_20_Internet_20_Link"><text:span text:style-name="T3">[View Page 6]</text:span></text:a></text:p>
        </text:list-item>
        <text:list-item>
          <text:p text:style-name="P35">That his cause has found a haven,</text:p>
        </text:list-item>
        <text:list-item>
          <text:p text:style-name="P35"><text:soft-page-break/>That his songs were not in vain,</text:p>
        </text:list-item>
        <text:list-item>
          <text:p text:style-name="P35">Not forgotten are his musings,</text:p>
        </text:list-item>
        <text:list-item>
          <text:p text:style-name="P14">Is the poet's last refrain.</text:p>
        </text:list-item>
      </text:list>
      <text:p text:style-name="P48"><text:bookmark text:name="VAA9482-015"/><text:span text:style-name="T2">page: 7</text:span><text:bookmark text:name="view-VAA9482-015"/><text:a xlink:type="simple" xlink:href="javascript:showPageImage('inauthors',%20'VAA9482-015');" text:style-name="Internet_20_link" text:visited-style-name="Visited_20_Internet_20_Link"><text:span text:style-name="T3">[View Page 7]</text:span></text:a></text:p>
      <text:h text:style-name="P50" text:outline-level="4">A MOTHER'S EYE.</text:h>
      <text:list xml:id="list118973484655906657" text:style-name="L15">
        <text:list-item>
          <text:p text:style-name="P36">When thou behind thy smiles and laughter</text:p>
        </text:list-item>
        <text:list-item>
          <text:p text:style-name="P36">Dost hide thy troubles day for day,</text:p>
        </text:list-item>
        <text:list-item>
          <text:p text:style-name="P36">When not a sigh from thee escaping,</text:p>
        </text:list-item>
        <text:list-item>
          <text:p text:style-name="P36">When not a tear dost thou betray,</text:p>
        </text:list-item>
        <text:list-item>
          <text:p text:style-name="P36">Then canst deceive thy friend, thy brother;</text:p>
        </text:list-item>
        <text:list-item>
          <text:p text:style-name="P36">Not sees the world thy grief, thy pain,</text:p>
        </text:list-item>
        <text:list-item>
          <text:p text:style-name="P36">Nor yet suspects what thou art hiding;</text:p>
        </text:list-item>
        <text:list-item>
          <text:p text:style-name="P15">What does thy aching breast retain?</text:p>
        </text:list-item>
      </text:list>
      <text:list xml:id="list1570376179929566892" text:style-name="L16">
        <text:list-item>
          <text:p text:style-name="P37">But one alone can all thy smiling,</text:p>
        </text:list-item>
        <text:list-item>
          <text:p text:style-name="P37">Can all thy jesting not deceive,</text:p>
        </text:list-item>
        <text:list-item>
          <text:p text:style-name="P37">An eye so true, so mildly beaming,</text:p>
        </text:list-item>
        <text:list-item>
          <text:p text:style-name="P37">Thy slightest grievance will perceive.</text:p>
        </text:list-item>
        <text:list-item>
          <text:p text:style-name="P37">It gazes deep into thy bosom,</text:p>
        </text:list-item>
        <text:list-item>
          <text:p text:style-name="P37">And all thy sorrow does appear;</text:p>
        </text:list-item>
        <text:list-item>
          <text:p text:style-name="P37">It knows at once that gay deception</text:p>
        </text:list-item>
        <text:list-item>
          <text:p text:style-name="P16">Conceals a silent, bitter tear.</text:p>
        </text:list-item>
      </text:list>
      <text:list xml:id="list7072342632425254374" text:style-name="L17">
        <text:list-item>
          <text:p text:style-name="P38">Oh shield it well, this eye so loving!</text:p>
        </text:list-item>
        <text:list-item>
          <text:p text:style-name="P38">Oh keep it sacred evermore,</text:p>
        </text:list-item>
        <text:list-item>
          <text:p text:style-name="P38">And let it guide thee in thy trouble,</text:p>
        </text:list-item>
        <text:list-item>
          <text:p text:style-name="P38">And, as thy Savior, it adore.</text:p>
        </text:list-item>
        <text:list-item>
          <text:p text:style-name="P47"><text:bookmark text:name="VAA9482-016"/><text:span text:style-name="T1">page: 8</text:span><text:bookmark text:name="view-VAA9482-016"/><text:a xlink:type="simple" xlink:href="javascript:showPageImage('inauthors',%20'VAA9482-016');" text:style-name="Internet_20_link" text:visited-style-name="Visited_20_Internet_20_Link"><text:span text:style-name="T3">[View Page 8]</text:span></text:a></text:p>
        </text:list-item>
        <text:list-item>
          <text:p text:style-name="P38">For naught is all thy merry-making,</text:p>
        </text:list-item>
        <text:list-item>
          <text:p text:style-name="P38">Deception wouldst in vain thou try,</text:p>
        </text:list-item>
        <text:list-item>
          <text:p text:style-name="P38">Thou canst deceive the world, thy brother,</text:p>
        </text:list-item>
        <text:list-item>
          <text:p text:style-name="P17">But not thy mother's loving eye.</text:p>
        </text:list-item>
      </text:list>
      <text:p text:style-name="P48"><text:bookmark text:name="VAA9482-017"/><text:span text:style-name="T2">page: 9</text:span><text:bookmark text:name="view-VAA9482-017"/><text:a xlink:type="simple" xlink:href="javascript:showPageImage('inauthors',%20'VAA9482-017');" text:style-name="Internet_20_link" text:visited-style-name="Visited_20_Internet_20_Link"><text:span text:style-name="T3">[View Page 9]</text:span></text:a></text:p>
      <text:h text:style-name="P50" text:outline-level="4">AUTUMN LEAVES.</text:h>
      <text:list xml:id="list7895106265520333809" text:style-name="L18">
        <text:list-item>
          <text:p text:style-name="P39">Gorgeously in dress of splendor.</text:p>
        </text:list-item>
        <text:list-item>
          <text:p text:style-name="P39">Shines the wood at autumn time,</text:p>
        </text:list-item>
        <text:list-item>
          <text:p text:style-name="P39">Painted by the hand of nature,</text:p>
        </text:list-item>
        <text:list-item>
          <text:p text:style-name="P18">Grandly, with a brush sublime.</text:p>
        </text:list-item>
      </text:list>
      <text:list xml:id="list6634551797397495242" text:style-name="L19">
        <text:list-item>
          <text:p text:style-name="P40">Every leaf in colors blending,</text:p>
        </text:list-item>
        <text:list-item>
          <text:p text:style-name="P40">Perfect and in harmony,</text:p>
        </text:list-item>
        <text:list-item>
          <text:p text:style-name="P40">Tints as from a sunset taken</text:p>
        </text:list-item>
        <text:list-item>
          <text:p text:style-name="P19"><text:soft-page-break/>Glow from every bush and tree.</text:p>
        </text:list-item>
      </text:list>
      <text:list xml:id="list6308020815426807906" text:style-name="L20">
        <text:list-item>
          <text:p text:style-name="P41">Nature dons its garment royal,</text:p>
        </text:list-item>
        <text:list-item>
          <text:p text:style-name="P41">When the summer fades away,</text:p>
        </text:list-item>
        <text:list-item>
          <text:p text:style-name="P41">Greets the coming hoary winter</text:p>
        </text:list-item>
        <text:list-item>
          <text:p text:style-name="P20">In this gay and festive way;</text:p>
        </text:list-item>
      </text:list>
      <text:list xml:id="list4274605505771817785" text:style-name="L21">
        <text:list-item>
          <text:p text:style-name="P42">Greets him with the colors flying,</text:p>
        </text:list-item>
        <text:list-item>
          <text:p text:style-name="P42">Every leaf a farewell sigh,</text:p>
        </text:list-item>
        <text:list-item>
          <text:p text:style-name="P42">Joyfully, though slowly dying</text:p>
        </text:list-item>
        <text:list-item>
          <text:p text:style-name="P21">For again the spring is nig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4:39:13.836321445</meta:creation-date>
    <dc:date>2017-04-19T14:40:45.013553099</dc:date>
    <meta:editing-duration>PT1M34S</meta:editing-duration>
    <meta:editing-cycles>1</meta:editing-cycles>
    <meta:document-statistic meta:table-count="0" meta:image-count="0" meta:object-count="0" meta:page-count="5" meta:paragraph-count="164" meta:word-count="1063" meta:character-count="4891" meta:non-whitespace-character-count="4149"/>
    <meta:generator>LibreOffice/5.1.6.2$Linux_X86_64 LibreOffice_project/10m0$Build-2</meta:generator>
  </office:meta>
</office:document-meta>
</file>